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monospace"/>
    </style:style>
    <style:style style:name="T1" style:family="text">
      <style:text-properties fo:color="#00000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rlosbe@z2-79:~/Desktop&gt; python wfieldrun9.py </text:span><text:line-break/>************************ <text:line-break/>************************ <text:line-break/>('The weights are: ', [0.083, 0.167, 0.25, 0.333, 0.417, 0.5]) <text:line-break/>Now the calculations start (relax) <text:line-break/>**************************** <text:line-break/>*   *   *  *** * *** *   ***  <text:line-break/>* * * *   **  * **  *   * *  <text:line-break/> *   *    *   * *** *** ***  <text:line-break/>*************************** <text:line-break/>/usr/local/lib/python2.7/site-packages/numpy/core/numeric.py:538: ComplexWarning: Castin<text:line-break/>g complex values to real discards the imaginary part <text:line-break/> return array(a, dtype, copy=False, order=order) <text:line-break/>('I am computing the energies for the coupling u: ', 0) <text:line-break/>/usr/local/lib64/python2.7/site-packages/scipy/optimize/optimize.py:559: ComplexWarning:<text:line-break/>Casting complex values to real discards the imaginary part <text:line-break/> fsim[k] = func(sim[k]) <text:line-break/>/usr/local/lib64/python2.7/site-packages/scipy/optimize/optimize.py:591: ComplexWarning:<text:line-break/>Casting complex values to real discards the imaginary part <text:line-break/> fsim[-1] = fxr <text:line-break/>/usr/local/lib64/python2.7/site-packages/scipy/optimize/optimize.py:610: ComplexWarning:<text:line-break/>Casting complex values to real discards the imaginary part <text:line-break/> fsim[-1] = fxcc <text:line-break/>/usr/local/lib64/python2.7/site-packages/scipy/optimize/optimize.py:600: ComplexWarning:<text:line-break/>Casting complex values to real discards the imaginary part <text:line-break/> fsim[-1] = fxc <text:line-break/>/usr/local/lib64/python2.7/site-packages/scipy/optimize/optimize.py:617: ComplexWarning:<text:line-break/>Casting complex values to real discards the imaginary part <text:line-break/> fsim[j] = func(sim[j]) <text:line-break/>/usr/local/lib64/python2.7/site-packages/scipy/optimize/optimize.py:584: ComplexWarning:<text:line-break/>Casting complex values to real discards the imaginary part <text:line-break/> fsim[-1] = fxe <text:line-break/>^Z <text:line-break/>[3]+  Stopped                 python wfieldrun9.py <text:line-break/>carlosbe@z2-79:~/Desktop&gt; python wfieldrun9.py <text:line-break/>************************ <text:line-break/>************************ <text:line-break/>('The weights are: ', [0.083, 0.167, 0.25, 0.333, 0.417, 0.5]) <text:line-break/>Now the calculations start (relax) <text:line-break/>**************************** <text:line-break/>*   *   *  *** * *** *   ***  <text:line-break/>* * * *   **  * **  *   * *  <text:line-break/> *   *    *   * *** *** ***  <text:line-break/>*************************** <text:line-break/>/usr/local/lib/python2.7/site-packages/numpy/core/numeric.py:538: <text:soft-page-break/>ComplexWarning: Castin<text:line-break/>g complex values to real discards the imaginary part <text:line-break/> return array(a, dtype, copy=False, order=order) <text:line-break/>('I am computing the energies for the coupling u: ', 0) <text:line-break/>/usr/local/lib64/python2.7/site-packages/scipy/optimize/optimize.py:559: ComplexWarning:<text:line-break/>Casting complex values to real discards the imaginary part <text:line-break/> fsim[k] = func(sim[k]) <text:line-break/>/usr/local/lib64/python2.7/site-packages/scipy/optimize/optimize.py:591: ComplexWarning:<text:line-break/>Casting complex values to real discards the imaginary part <text:line-break/> fsim[-1] = fxr <text:line-break/>/usr/local/lib64/python2.7/site-packages/scipy/optimize/optimize.py:610: ComplexWarning:<text:line-break/>Casting complex values to real discards the imaginary part <text:line-break/> fsim[-1] = fxcc <text:line-break/>/usr/local/lib64/python2.7/site-packages/scipy/optimize/optimize.py:600: ComplexWarning:<text:line-break/>Casting complex values to real discards the imaginary part <text:line-break/> fsim[-1] = fxc <text:line-break/>/usr/local/lib64/python2.7/site-packages/scipy/optimize/optimize.py:617: ComplexWarning:<text:line-break/>Casting complex values to real discards the imaginary part <text:line-break/> fsim[j] = func(sim[j]) <text:line-break/>/usr/local/lib64/python2.7/site-packages/scipy/optimize/optimize.py:584: ComplexWarning:<text:line-break/>Casting complex values to real discards the imaginary part <text:line-break/> fsim[-1] = fxe <text:line-break/>/usr/local/lib64/python2.7/site-packages/scipy/optimize/optimize.py:587: ComplexWarning:<text:line-break/>Casting complex values to real discards the imaginary part <text:line-break/> fsim[-1] = fxr <text:line-break/>Optimization terminated successfully. <text:line-break/>        Current function value: -0.503399 <text:line-break/>        Iterations: 74599 <text:line-break/>        Function evaluations: 79197 <text:line-break/>wfieldrun9.py:223: ComplexWarning: Casting complex values to real discards the imaginary<text:line-break/>part <text:line-break/> eigennum[u,i] = np.matmul(np.matmul(vec,Unit(seed,Doubles,res2,Ham(Ham1,Ham2,u),Op,tro<text:line-break/>tter)),vec) <text:line-break/>('I am computing the energies for the coupling u: ', 1) <text:line-break/>^Z <text:line-break/>[4]+  Stopped                 python wfieldrun9.py <text:line-break/>carlosbe@z2-79:~/Desktop&gt; python wfieldrun9.py  <text:line-break/>************************ <text:line-break/>************************ <text:line-break/>('The weights are: ', [0.083, 0.167, 0.25, 0.333, 0.417, 0.5]) <text:line-break/>Now the calculations start (relax) <text:line-break/>**************************** <text:line-break/><text:soft-page-break/>*   *   *  *** * *** *   ***  <text:line-break/>* * * *   **  * **  *   * *  <text:line-break/> *   *    *   * *** *** ***  <text:line-break/>*************************** <text:line-break/>/usr/local/lib/python2.7/site-packages/numpy/core/numeric.py:538: ComplexWarning: Castin<text:line-break/>g complex values to real discards the imaginary part <text:line-break/> return array(a, dtype, copy=False, order=order) <text:line-break/>('I am computing the energies for the coupling u: ', 0) <text:line-break/>/usr/local/lib64/python2.7/site-packages/scipy/optimize/optimize.py:559: ComplexWarning:<text:line-break/>Casting complex values to real discards the imaginary part <text:line-break/> fsim[k] = func(sim[k]) <text:line-break/>/usr/local/lib64/python2.7/site-packages/scipy/optimize/optimize.py:591: ComplexWarning:<text:line-break/>Casting complex values to real discards the imaginary part <text:line-break/> fsim[-1] = fxr <text:line-break/>/usr/local/lib64/python2.7/site-packages/scipy/optimize/optimize.py:610: ComplexWarning:<text:line-break/>Casting complex values to real discards the imaginary part <text:line-break/> fsim[-1] = fxcc <text:line-break/>/usr/local/lib64/python2.7/site-packages/scipy/optimize/optimize.py:600: ComplexWarning:<text:line-break/>Casting complex values to real discards the imaginary part <text:line-break/> fsim[-1] = fxc <text:line-break/>/usr/local/lib64/python2.7/site-packages/scipy/optimize/optimize.py:617: ComplexWarning:<text:line-break/>Casting complex values to real discards the imaginary part <text:line-break/> fsim[j] = func(sim[j]) <text:line-break/>/usr/local/lib64/python2.7/site-packages/scipy/optimize/optimize.py:584: ComplexWarning:<text:line-break/>Casting complex values to real discards the imaginary part <text:line-break/> fsim[-1] = fxe <text:line-break/>/usr/local/lib64/python2.7/site-packages/scipy/optimize/optimize.py:587: ComplexWarning:<text:line-break/>Casting complex values to real discards the imaginary part <text:line-break/> fsim[-1] = fxr <text:line-break/>Optimization terminated successfully. <text:line-break/>        Current function value: -0.503399 <text:line-break/>        Iterations: 74599 <text:line-break/>        Function evaluations: 79197 <text:line-break/>wfieldrun9.py:223: ComplexWarning: Casting complex values to real discards the imaginary<text:line-break/>part <text:line-break/> eigennum[u,i] = np.matmul(np.matmul(vec,Unit(seed,Doubles,res2,Ham(Ham1,Ham2,u),Op,tro<text:line-break/>tter)),vec) <text:line-break/>[ 0.98742758  2.9884767   2.98279379  0.00563256 -0.97852789  1.91460241 <text:line-break/> 0.00384024 -1.00340769  0.05914452 -2.99017612  0.00603399 -0.01214621 <text:line-break/><text:soft-page-break/> 1.00912809 -1.992256   -2.98056598] <text:line-break/>[-2.00000000e+00+2.65083360e-17j  2.00000000e+00+4.31813497e-17j <text:line-break/> 3.00000000e+00+4.13217274e-17j -3.00000000e+00-1.35661518e-17j <text:line-break/>-3.00000000e+00-5.55111512e-17j  3.00000000e+00+2.21854870e-17j <text:line-break/>-1.00000000e+00-1.08419689e-17j -1.00000000e+00-2.84543778e-17j <text:line-break/> 1.00000000e+00-2.51534904e-17j  1.00000000e+00+2.53432258e-17j <text:line-break/> 1.86470938e-15+3.26488145e-17j -1.40322342e-15+1.81156191e-17j <text:line-break/>-1.28636820e-18+1.11229389e-16j -1.13272247e-16-7.90586708e-17j <text:line-break/>-1.11032642e-16-1.53148502e-19j] <text:line-break/>('I am computing the energies for the coupling u: ', 1) <text:line-break/>Optimization terminated successfully. <text:line-break/>        Current function value: -0.406310 <text:line-break/>        Iterations: 302015 <text:line-break/>        Function evaluations: 324062 <text:line-break/>[ 1.62732662e+00  3.19036225e+00  3.18680359e+00  6.69049421e-01 <text:line-break/>-6.05588805e-01  1.61163386e+00  1.90812652e-03 -6.19178644e-01 <text:line-break/> 1.00536711e+00 -2.86717714e+00  6.86184569e-01  1.65156916e-03 <text:line-break/> 2.53078413e+00 -1.55284364e+00 -2.86628302e+00] <text:line-break/>[ 1.00000000e+00+7.97296296e-17j -1.56155281e+00-6.02038078e-18j <text:line-break/> 2.56155281e+00-1.04306513e-16j  3.03371065e-16-4.67107517e-17j <text:line-break/>-5.78754844e-16+1.64513885e-16j -2.86781598e+00+1.04826814e-23j <text:line-break/>-2.86781598e+00+9.88792381e-17j  3.21758071e+00-1.95250217e-16j <text:line-break/> 3.21758071e+00-1.14952535e-16j -6.18033989e-01-5.55111512e-17j <text:line-break/>-6.18033989e-01+1.38777878e-17j  1.61803399e+00+6.93860685e-17j <text:line-break/> 1.61803399e+00+1.16768574e-16j  6.50235267e-01-1.38777878e-16j <text:line-break/> 6.50235267e-01-1.62413485e-16j] <text:line-break/>('I am computing the energies for the coupling u: ', 2) <text:line-break/>Warning: Maximum number of function evaluations has been exceeded. <text:line-break/>[ 2.41745834e+00  3.55885542e+00  3.55879641e+00  1.20498449e+00 <text:line-break/>-4.13218634e-01  2.42596060e+00  3.13946468e-04 -4.19321339e-01 <text:line-break/> 2.02009572e+00 -2.78268687e+00  1.21576794e+00  5.12127844e-03 <text:line-break/> 3.21800358e+00 -1.22925780e+00 -2.78087308e+00] <text:line-break/>[ 2.00000000e+00+1.59459259e-16j -1.23606798e+00-5.03911466e-17j <text:line-break/> 3.23606798e+00-1.16932128e-16j  3.54065793e-16-1.11069023e-16j <text:line-break/>-1.18608891e-16+2.87782415e-16j -2.78308827e+00+5.55111502e-17j <text:line-break/>-2.78308827e+00+3.95516953e-16j  3.57802063e+00-5.76669291e-16j <text:line-break/>-4.14213562e-01-1.24900090e-16j -4.14213562e-01+2.77555756e-17j <text:line-break/> 3.57802063e+00-1.66027545e-16j  2.41421356e+00-1.38777871e-16j <text:line-break/> 2.41421356e+00+7.48099499e-17j  1.20506764e+00-1.94289029e-16j <text:line-break/> 1.20506764e+00-2.22044605e-16j] <text:line-break/>('I am computing the energies for the coupling u: ', 3) <text:line-break/>Warning: Maximum number of function evaluations has been exceeded. <text:line-break/>[ 3.32351907e+00  4.11013588e+00  4.11175461e+00  1.60039820e+00 <text:line-break/>-2.98501707e-01  3.31117633e+00 -2.59174668e-03 -3.05738622e-01 <text:line-break/> 2.99979303e+00 -2.72525527e+00  1.61569795e+00 -1.29344327e-03 <text:line-break/> 3.97975543e+00 -9.93833697e-01 -2.72501601e+00] <text:line-break/>[ 3.00000000e+00+2.39188889e-16j -1.00000000e+00-1.08300044e-16j <text:line-break/> 1.96353263e-16-1.62203925e-16j -6.36077303e-16+1.69664313e-16j <text:line-break/> 4.00000000e+00-7.03678287e-17j -2.72544874e+00-1.66526345e-16j <text:line-break/>-2.72544874e+00+5.03069808e-17j  1.60146556e+00-2.71613575e-17j <text:line-break/><text:soft-page-break/>-3.02775638e-01+1.52655666e-16j -3.02775638e-01-2.87638836e-16j <text:line-break/> 1.60146556e+00-1.17303412e-16j  4.12398318e+00-1.11022302e-16j <text:line-break/> 4.12398318e+00-6.42281367e-16j  3.30277564e+00-8.32667269e-17j <text:line-break/> 3.30277564e+00-4.58617519e-17j] <text:line-break/>('I am computing the energies for the coupling u: ', 4) <text:line-break/>Warning: Maximum number of function evaluations has been exceeded. <text:line-break/>[ 4.24034364e+00  4.82759091e+00  4.82696776e+00  1.84918079e+00 <text:line-break/>-2.33919951e-01  4.25231041e+00 -1.19350639e-03 -2.36177175e-01 <text:line-break/> 4.00102832e+00 -2.68399151e+00  1.85730391e+00  3.61766637e-05 <text:line-break/> 4.81196286e+00 -8.27657374e-01 -2.68378525e+00] <text:line-break/>[ 4.00000000e+00+3.18918518e-16j -8.28427125e-01-1.68924444e-16j <text:line-break/> 2.55155210e-16-2.09647035e-16j -5.98584341e-16+4.65205148e-16j <text:line-break/>-2.68415920e+00-1.21430640e-16j -2.68415920e+00-1.29995840e-16j <text:line-break/> 4.82842712e+00-3.57627810e-16j -2.36067977e-01+1.44849410e-16j <text:line-break/>-2.36067977e-01+1.33854923e-16j  1.84938116e+00+9.46329748e-23j <text:line-break/> 1.84938116e+00-2.77555756e-17j  4.23606798e+00-3.33066914e-16j <text:line-break/> 4.23606798e+00+9.88507778e-16j  4.83477804e+00+3.73842320e-16j <text:line-break/> 4.83477804e+00+7.44907812e-18j] <text:line-break/>('I am computing the energies for the coupling u: ', 5) <text:line-break/>Optimization terminated successfully. <text:line-break/>        Current function value: -0.158611 <text:line-break/>        Iterations: 56348 <text:line-break/>        Function evaluations: 60552 <text:line-break/>[ 5.19457584e+00  5.64732185e+00  5.64695488e+00  2.00008974e+00 <text:line-break/>-1.91786518e-01  5.21050326e+00 -3.91607332e-04 -1.92699677e-01 <text:line-break/> 5.00411760e+00 -2.65315946e+00  2.00777614e+00 -2.45415441e-04 <text:line-break/> 5.68057485e+00 -7.00496021e-01 -2.65313544e+00] <text:line-break/>[ 5.00000000e+00+3.98648148e-16j -7.01562119e-01-1.21628093e-16j <text:line-break/> 2.59628033e-16-2.68573581e-16j -1.67730240e-15+8.52478307e-16j <text:line-break/> 5.70156212e+00-2.79190657e-16j -2.65331193e+00-4.99600361e-16j <text:line-break/>-2.65331193e+00+3.70363462e-16j  5.19258240e+00-1.69292744e-16j <text:line-break/> 2.00000000e+00-6.66133815e-16j  2.00000000e+00-4.99600361e-16j <text:line-break/> 5.19258240e+00+7.96646629e-16j  5.65331193e+00-4.63221535e-16j <text:line-break/> 5.65331193e+00+1.32237084e-16j -1.92582404e-01+8.32667268e-17j <text:line-break/>-1.92582404e-01+2.42861287e-16j] <text:line-break/>('I am computing the energies for the coupling u: ', 6) <text:line-break/>Optimization terminated successfully. <text:line-break/>        Current function value: -0.113337 <text:line-break/>        Iterations: 16653 <text:line-break/>        Function evaluations: 18187 <text:line-break/>[ 6.16542294e+00  6.52948135e+00  6.52933251e+00  2.09502967e+00 <text:line-break/>-1.61185510e-01  6.18870961e+00  2.86129070e-05 -1.63155209e-01 <text:line-break/> 5.99082288e+00 -2.62913969e+00  2.11354316e+00 -1.46535389e-04 <text:line-break/> 6.57419081e+00 -6.03833734e-01 -2.62910086e+00] <text:line-break/>[ 6.00000000e+00+4.78377778e-16j -6.05551275e-01-1.87885117e-16j <text:line-break/> 3.96151874e-16-2.72530338e-16j -4.02451444e-16+8.96360347e-16j <text:line-break/> 6.60555128e+00-3.03001419e-17j -2.62947240e+00+4.44194596e-16j <text:line-break/>-2.62947240e+00+1.38777878e-17j  2.09527928e+00-8.74538018e-16j <text:line-break/> 2.09527928e+00-6.24500451e-16j -1.62277660e-01+3.22658567e-16j <text:line-break/>-1.62277660e-01-6.48217374e-17j  6.16227766e+00+2.08166817e-16j <text:line-break/> 6.16227766e+00+2.87047607e-16j  6.53419311e+00+4.10965474e-23j <text:line-break/><text:soft-page-break/> 6.53419311e+00+4.77048956e-18j] <text:line-break/>('I am computing the energies for the coupling u: ', 7) <text:line-break/>Optimization terminated successfully. <text:line-break/>        Current function value: -0.070511 <text:line-break/>        Iterations: 12179 <text:line-break/>        Function evaluations: 13399 <text:line-break/>[ 7.14473676e+00  7.44728724e+00  7.44766971e+00  2.15883385e+00 <text:line-break/>-1.39018885e-01  7.16907035e+00  1.23114592e-04 -1.41181795e-01 <text:line-break/> 6.97534354e+00 -2.61002285e+00  2.19257453e+00 -4.10641144e-04 <text:line-break/> 7.49366775e+00 -5.28896865e-01 -2.60977580e+00] <text:line-break/>[ 7.00000000e+00+5.58107407e-16j -5.31128874e-01-3.92300469e-16j <text:line-break/> 7.53112887e+00+2.29255712e-17j -3.39573803e-17-2.88324354e-16j <text:line-break/>-6.55708636e-16+8.31868423e-16j -2.61053599e+00-2.22044808e-16j <text:line-break/>-2.61053599e+00+6.13441589e-16j  2.15914811e+00-1.27559999e-15j <text:line-break/> 2.15914811e+00-6.20597324e-16j  7.45138788e+00-9.98352469e-16j <text:line-break/> 7.45138788e+00-7.59640746e-16j  7.14005494e+00+5.54847079e-17j <text:line-break/> 7.14005494e+00-8.28052633e-16j -1.40054945e-01+3.05311332e-16j <text:line-break/>-1.40054945e-01+1.11875434e-15j] <text:line-break/>('I am computing the energies for the coupling u: ', 8) <text:line-break/>Optimization terminated successfully. <text:line-break/>        Current function value: -0.029300 <text:line-break/>        Iterations: 7281 <text:line-break/>        Function evaluations: 8164 <text:line-break/>[ 8.12714825e+00  8.38614239e+00  8.38761514e+00  2.20205347e+00 <text:line-break/>-1.21777653e-01  8.15337623e+00  5.55124186e-04 -1.25101045e-01 <text:line-break/> 7.96497606e+00 -2.59424204e+00  2.24706290e+00  2.11122076e-03 <text:line-break/> 8.43275981e+00 -4.69055269e-01 -2.59362459e+00] <text:line-break/>[ 8.00000000e+00+6.37837037e-16j -4.72135955e-01-4.15627055e-16j <text:line-break/>-1.14037770e-17-1.98188655e-16j -1.75094586e-16+7.10342564e-16j <text:line-break/> 8.47213595e+00+8.97420621e-17j -2.59515183e+00+1.66532622e-16j <text:line-break/>-2.59515183e+00+2.15105711e-16j  2.20431179e+00+0.00000000e+00j <text:line-break/> 2.20431179e+00-8.88178420e-16j  8.12310563e+00+1.57503157e-22j <text:line-break/> 8.12310563e+00+2.97396656e-16j  8.39084004e+00-4.44089210e-16j <text:line-break/> 8.39084004e+00-9.08995101e-16j -1.23105626e-01+1.25333771e-16j <text:line-break/>-1.23105626e-01+1.02754414e-16j] <text:line-break/>('I am computing the energies for the coupling u: ', 9) <text:line-break/>Optimization terminated successfully. <text:line-break/>        Current function value: 0.010553 <text:line-break/>        Iterations: 45456 <text:line-break/>        Function evaluations: 48783 <text:line-break/>[ 9.11144350e+00  9.34149874e+00  9.34167628e+00  2.23585738e+00 <text:line-break/>-1.09148923e-01  9.13802565e+00  2.02971142e-03 -1.13848600e-01 <text:line-break/> 8.97040509e+00 -2.58166904e+00  2.27565815e+00  3.91230124e-04 <text:line-break/> 9.38905424e+00 -4.19710595e-01 -2.58166282e+00] <text:line-break/>[ 9.00000000e+00+7.17566666e-16j -4.24428901e-01-3.90718508e-16j <text:line-break/>-5.50429718e-16-1.77758114e-16j  5.07557546e-16+7.51769560e-16j <text:line-break/> 9.42442890e+00-7.08670681e-16j -2.58241756e+00+2.49800170e-16j <text:line-break/>-2.58241756e+00-4.77048956e-16j  9.10977223e+00-2.10695826e-16j <text:line-break/> 2.23769493e+00-9.11632671e-16j  2.23769493e+00-1.44155333e-16j <text:line-break/> 9.10977223e+00+5.53453404e-16j  9.34472262e+00-3.35040834e-21j <text:line-break/> 9.34472262e+00+5.50341023e-16j -1.09772229e-01+5.94142791e-17j <text:line-break/>-1.09772229e-01+9.85268724e-17j] <text:line-break/><text:soft-page-break/>('I am computing the energies for the coupling u: ', 10) <text:line-break/>Optimization terminated successfully. <text:line-break/>        Current function value: 0.049687 <text:line-break/>        Iterations: 3363 <text:line-break/>        Function evaluations: 4068 <text:line-break/>[ 1.01007715e+01  1.03053804e+01  1.03057805e+01  2.26189135e+00 <text:line-break/>-9.82802710e-02  1.01266955e+01  2.32946071e-03 -1.03282564e-01 <text:line-break/> 9.96183269e+00 -2.57075704e+00  2.30886886e+00 -3.97864988e-04 <text:line-break/> 1.03498060e+01 -3.80193400e-01 -2.57044518e+00] <text:line-break/>[ 1.00000000e+01+7.97296296e-16j -3.85164807e-01+2.40270912e-16j <text:line-break/>-2.90251737e-16-5.63083032e-16j -2.17650397e-15+1.35607278e-15j <text:line-break/> 1.03851648e+01-4.61902341e-16j -2.57170949e+00-4.85722249e-17j <text:line-break/>-2.57170949e+00+7.71951947e-17j  1.00990195e+01-1.15160897e-16j <text:line-break/> 2.26327034e+00-2.04184020e-15j  2.26327034e+00+1.38341431e-16j <text:line-break/> 1.00990195e+01-1.84269167e-16j  1.03084391e+01-8.88179819e-16j <text:line-break/> 1.03084391e+01-2.78423118e-16j -9.90195136e-02+6.01081684e-16j <text:line-break/>-9.90195136e-02+3.19622800e-16j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08:30:34.126449879</meta:creation-date>
    <dc:date>2022-05-04T09:10:01.833020351</dc:date>
    <meta:editing-duration>PT19M7S</meta:editing-duration>
    <meta:editing-cycles>1</meta:editing-cycles>
    <meta:document-statistic meta:table-count="0" meta:image-count="0" meta:object-count="0" meta:page-count="7" meta:paragraph-count="1" meta:word-count="1152" meta:character-count="15851" meta:non-whitespace-character-count="13909"/>
    <meta:generator>LibreOffice/6.0.7.3$Linux_X86_64 LibreOffice_project/00m0$Build-3</meta:generator>
  </office:meta>
</office:document-meta>
</file>